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Contents_20_Heading">
      <style:paragraph-properties fo:break-before="page"/>
      <style:text-properties style:font-name="Arial"/>
    </style:style>
    <style:style style:name="P9"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Text_20_body" style:list-style-name="L1">
      <style:text-properties style:font-name="Arial" fo:language="en" fo:country="AU" style:language-asian="zxx" style:country-asian="none" style:language-complex="zxx" style:country-complex="none"/>
    </style:style>
    <style:style style:name="P12"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4"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5"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8">
      <style:text-properties style:font-name="Arial" fo:font-size="11pt" style:font-size-asian="11pt" style:font-size-complex="11pt"/>
    </style:style>
    <style:style style:name="P19" style:family="paragraph" style:parent-style-name="Text_20_body" style:list-style-name="L9">
      <style:text-properties style:font-name="Arial" fo:font-size="11pt" style:font-size-asian="11pt" style:font-size-complex="11pt"/>
    </style:style>
    <style:style style:name="P20" style:family="paragraph" style:parent-style-name="Text_20_body" style:list-style-name="L11">
      <style:text-properties style:font-name="Arial" fo:font-size="11pt" style:font-size-asian="11pt" style:font-size-complex="11pt"/>
    </style:style>
    <style:style style:name="P21" style:family="paragraph" style:parent-style-name="Text_20_body" style:list-style-name="L12">
      <style:text-properties style:font-name="Arial" fo:font-size="11pt" style:font-size-asian="11pt" style:font-size-complex="11pt"/>
    </style:style>
    <style:style style:name="P22" style:family="paragraph" style:parent-style-name="Text_20_body" style:list-style-name="L13">
      <style:text-properties style:font-name="Arial" fo:font-size="11pt" style:font-size-asian="11pt" style:font-size-complex="11pt"/>
    </style:style>
    <style:style style:name="P23" style:family="paragraph" style:parent-style-name="Text_20_body" style:list-style-name="L14">
      <style:text-properties style:font-name="Arial" fo:font-size="11pt" style:font-size-asian="11pt" style:font-size-complex="11pt"/>
    </style:style>
    <style:style style:name="P24" style:family="paragraph" style:parent-style-name="Text_20_body" style:list-style-name="L8">
      <style:text-properties style:font-name="Arial" fo:font-size="11pt" fo:font-style="italic" style:font-size-asian="11pt" style:font-style-asian="italic" style:font-size-complex="11pt" style:font-style-complex="italic"/>
    </style:style>
    <style:style style:name="P25" style:family="paragraph" style:parent-style-name="Text_20_body" style:list-style-name="L10">
      <style:text-properties style:font-name="Arial" fo:font-size="10.5pt" style:font-size-asian="10.5pt" style:font-size-complex="10.5pt"/>
    </style:style>
    <style:style style:name="P26" style:family="paragraph" style:parent-style-name="Heading_20_1">
      <style:text-properties style:font-name="Arial" fo:language="en" fo:country="AU" style:language-asian="zxx" style:country-asian="none" style:language-complex="zxx" style:country-complex="none"/>
    </style:style>
    <style:style style:name="P27"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28" style:family="paragraph" style:parent-style-name="Heading_20_2">
      <style:text-properties style:font-name="Arial"/>
    </style:style>
    <style:style style:name="P29" style:family="paragraph" style:parent-style-name="Heading_20_2">
      <style:text-properties style:font-name="Arial" fo:language="en" fo:country="AU"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17/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10">Intro<text:tab/>3</text:p>
          <text:p text:style-name="P10">Rough Plot<text:tab/>3</text:p>
          <text:p text:style-name="P10">Gameplay Description<text:tab/>4</text:p>
          <text:p text:style-name="P9">Player Move List<text:tab/>4</text:p>
          <text:p text:style-name="P9">Blood Absorption and the Energy Meter<text:tab/>4</text:p>
          <text:p text:style-name="P9">Arena<text:tab/>4</text:p>
          <text:p text:style-name="P9">Enemies<text:tab/>4</text:p>
          <text:p text:style-name="P9">Controls (Gamepad)<text:tab/>4</text:p>
          <text:p text:style-name="P10">Suggested Game Flow<text:tab/>5</text:p>
          <text:p text:style-name="P10">Artistic Style Outline<text:tab/>6</text:p>
          <text:p text:style-name="P9">In-Game Art<text:tab/>6</text:p>
          <text:p text:style-name="P9">UI and Menus<text:tab/>6</text:p>
          <text:p text:style-name="P9">Sound<text:tab/>6</text:p>
          <text:p text:style-name="P10">Systematic Breakdown of Components<text:tab/>7</text:p>
          <text:p text:style-name="P10">Asset Breakdown<text:tab/>7</text:p>
          <text:p text:style-name="P9">Visual Assets<text:tab/>7</text:p>
          <text:p text:style-name="P9">Text Assets<text:tab/>7</text:p>
          <text:p text:style-name="P9">Sound Assets<text:tab/>7</text:p>
          <text:p text:style-name="P10">Additional Ideas and Possibilities<text:tab/>8</text:p>
          <text:p text:style-name="P9">Sword Husk Move List<text:tab/>8</text:p>
          <text:p text:style-name="P9">Possible Player Moves/Abilities<text:tab/>8</text:p>
          <text:p text:style-name="P9">General<text:tab/>8</text:p>
          <text:p text:style-name="P10">Reference Material<text:tab/>9</text:p>
          <text:p text:style-name="P9">Gameplay<text:tab/>9</text:p>
          <text:p text:style-name="P9">Aesthetic<text:tab/>9</text:p>
        </text:index-body>
      </text:table-of-content>
      <text:p text:style-name="P4"/>
      <text:p text:style-name="P5"/>
      <text:p text:style-name="P5"/>
      <text:h text:style-name="P27" text:outline-level="1">Intro</text:h>
      <text:p text:style-name="P4"><text:span text:style-name="T1">Husk</text:span> is a 2D top-down spectacle fighter in which you take the role of a weaponised cyborg who uses the blood of their defeated enemies as energy to become more powerful. All of the gameplay takes place within a gladiatorial arena with waves of obstacles to overcome and enemies to slaughter. Consume enough blood to destroy your shackles and take your freedom, or else forever remain a chained beast.</text:p>
      <text:p text:style-name="P5"/>
      <text:h text:style-name="P26" text:outline-level="1">Core Tenets</text:h>
      <text:list xml:id="list8704511098146881272" text:style-name="L1">
        <text:list-item>
          <text:p text:style-name="P11">You are the monster</text:p>
        </text:list-item>
        <text:list-item>
          <text:p text:style-name="P11">Replayability</text:p>
        </text:list-item>
        <text:list-item>
          <text:p text:style-name="P11">Power is directly related to the combo meter </text:p>
        </text:list-item>
      </text:list>
      <text:h text:style-name="P26"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org-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a city packed with blood-filled cyborgs...</text:p>
      <text:p text:style-name="P4"/>
      <text:p text:style-name="P4">(Also, the Emperor is secretly a Husk).</text:p>
      <text:p text:style-name="P4"/>
      <text:h text:style-name="P26" text:outline-level="1"/>
      <text:h text:style-name="P27" text:outline-level="1">Gameplay Description</text:h>
      <text:h text:style-name="P29" text:outline-level="2">Player Move List</text:h>
      <text:list xml:id="list3715535528255970060" text:style-name="L2">
        <text:list-item>
          <text:p text:style-name="P12"/>
        </text:list-item>
      </text:list>
      <text:h text:style-name="P29" text:outline-level="2">Blood Absorption and the Energy Meter</text:h>
      <text:p text:style-name="P7">The player has a visible energy meter which has several impacts on gameplay. Firstly, it serves as the health bar of the player – each time an enemy or obstacle successfully damages the player, energy will be drained from the meter. If the meter is completely emptied, the player 'dies' (is actually incapacitated and put into hibernation) and the game is over. Secondly, it serves as a variation on the 'combo meter' common in spectacle fighters with the difference being that it also directly affects gameplay by making the player character more powerful the higher it is filled. Similar to a traditional combo meter, the energy meter will also slowly drain over time and thus encourage the player to always be attacking. </text:p>
      <text:p text:style-name="P7">The player can gain energy in two ways:</text:p>
      <text:list xml:id="list7234148842489734503" text:style-name="L3">
        <text:list-item>
          <text:p text:style-name="P13">Attacking and killing enemies.</text:p>
        </text:list-item>
        <text:list-item>
          <text:p text:style-name="P13">Touching and absorbing the blood spilled by enemies when they are damaged. The player can also hold a button to pull blood towards them, but this reduces their movement speed and makes them more vulnerable.</text:p>
        </text:list-item>
      </text:list>
      <text:h text:style-name="P29" text:outline-level="2">Arena</text:h>
      <text:p text:style-name="P7">All of the gameplay takes place within a rectangular arena, the entirety of which fits within the game window (think a single room in Smash TV). The gameplay is wave-based, with the general loop being:</text:p>
      <text:list xml:id="list6922443251013655431" text:style-name="L4">
        <text:list-item>
          <text:p text:style-name="P14">A new wave starts – the arena is divided into a grid of squares, and a new configuration of walls and other obstacles will appear within the arena.</text:p>
        </text:list-item>
        <text:list-item>
          <text:p text:style-name="P14">Several groups of enemies will be spawned in over time for the player to defeat.</text:p>
        </text:list-item>
        <text:list-item>
          <text:p text:style-name="P14">Once all of the groups in the wave have been defeated the energy level of the player will temporarily stop draining, and the loop begins again at step 1.</text:p>
        </text:list-item>
      </text:list>
      <text:h text:style-name="P29" text:outline-level="2">Enemies</text:h>
      <text:list xml:id="list4203873957689331612" text:style-name="L5">
        <text:list-item>
          <text:p text:style-name="P15"/>
        </text:list-item>
      </text:list>
      <text:h text:style-name="P29" text:outline-level="2">Controls (Gamepad)</text:h>
      <text:list xml:id="list9119957852615812539" text:style-name="L6">
        <text:list-item>
          <text:p text:style-name="P16">Movement – left analog stick</text:p>
        </text:list-item>
        <text:list-item>
          <text:p text:style-name="P16">Light attack – X</text:p>
        </text:list-item>
        <text:list-item>
          <text:p text:style-name="P16">Heavy attack – Y</text:p>
        </text:list-item>
        <text:list-item>
          <text:p text:style-name="P16">Absorb blood – B</text:p>
        </text:list-item>
        <text:list-item>
          <text:p text:style-name="P16">Defensive move e.g. dodge/block – A</text:p>
        </text:list-item>
        <text:list-item>
          <text:p text:style-name="P16">Pause menu – Start button</text:p>
        </text:list-item>
      </text:list>
      <text:p text:style-name="P7"/>
      <text:h text:style-name="P26" text:outline-level="1"><text:soft-page-break/>Suggested Game Flow</text:h>
      <text:list xml:id="list6571785871148058100" text:style-name="L7">
        <text:list-item>
          <text:p text:style-name="P17"><text:span text:style-name="T3">Launching the game:</text:span> Start game → Splash screens? → Main menu</text:p>
        </text:list-item>
        <text:list-item>
          <text:p text:style-name="P17"/>
        </text:list-item>
      </text:list>
      <text:p text:style-name="P7"/>
      <text:h text:style-name="P26" text:outline-level="1"/>
      <text:h text:style-name="P27" text:outline-level="1">Artistic Style Outline</text:h>
      <text:h text:style-name="P29" text:outline-level="2">In-Game Art</text:h>
      <text:p text:style-name="P7"/>
      <text:h text:style-name="P29" text:outline-level="2">UI and Menus</text:h>
      <text:p text:style-name="P7"/>
      <text:h text:style-name="P29" text:outline-level="2">Sound</text:h>
      <text:p text:style-name="P7"/>
      <text:p text:style-name="P7"/>
      <text:h text:style-name="P26" text:outline-level="1"/>
      <text:h text:style-name="P27" text:outline-level="1">Systematic Breakdown of Components</text:h>
      <text:p text:style-name="P7"/>
      <text:p text:style-name="P7"/>
      <text:h text:style-name="P26" text:outline-level="1">Asset Breakdown</text:h>
      <text:h text:style-name="P29" text:outline-level="2">Visual Assets</text:h>
      <text:p text:style-name="P7"/>
      <text:h text:style-name="P29" text:outline-level="2">Text Assets</text:h>
      <text:p text:style-name="P7"/>
      <text:h text:style-name="P29" text:outline-level="2">Sound Assets</text:h>
      <text:p text:style-name="P7"/>
      <text:p text:style-name="P7"/>
      <text:h text:style-name="P26" text:outline-level="1"/>
      <text:h text:style-name="P27" text:outline-level="1">Additional Ideas and Possibilities</text:h>
      <text:h text:style-name="P28" text:outline-level="2">Sword Husk Move List</text:h>
      <text:list xml:id="list1444663003037026506" text:style-name="L8">
        <text:list-item>
          <text:p text:style-name="P18">A = dodge which causes the player to quickly dash in the L-direction, as well as being invincible if well timed</text:p>
        </text:list-item>
        <text:list-item>
          <text:p text:style-name="P18">B = </text:p>
        </text:list-item>
        <text:list-item>
          <text:p text:style-name="P18">X -&gt; X -&gt; X -&gt; X -&gt; = Light combo, fast attacks in front of the player, can chain infinitely</text:p>
        </text:list-item>
        <text:list-item>
          <text:p text:style-name="P18">Y -&gt; Y -&gt; Y -&gt; Y -&gt; = Heavy combo, slower and wider-reaching attacks, moves the player forwards further with each attack</text:p>
        </text:list-item>
        <text:list-item>
          <text:p text:style-name="P18">-&gt; mash Y after 4 heavy combo attacks = quick stab attacks followed by a knockback (Trillion Stabs from DMC) – press X to initiate knockback quicker?</text:p>
        </text:list-item>
        <text:list-item>
          <text:p text:style-name="P18">Slight pause, -&gt; X within a light combo = light knockback attack, hold to follow enemy</text:p>
        </text:list-item>
        <text:list-item>
          <text:p text:style-name="P18">Slight pause, -&gt; Y within a heavy combo = heavy knockback attack, hold to follow enemy</text:p>
        </text:list-item>
        <text:list-item>
          <text:p text:style-name="P18">Flick L in direction and press Y = Stinger from DMC</text:p>
        </text:list-item>
        <text:list-item>
          <text:p text:style-name="P24">Spinning combo for when surrounded</text:p>
        </text:list-item>
        <text:list-item>
          <text:p text:style-name="P18">Hold X and charge, then release = Sheathe then quickdraw, slashes appear all around player in a circle</text:p>
        </text:list-item>
        <text:list-item>
          <text:p text:style-name="P24">Release force wave</text:p>
        </text:list-item>
        <text:list-item>
          <text:p text:style-name="P24">Rotate L and mash Y = spinning attack</text:p>
        </text:list-item>
      </text:list>
      <text:h text:style-name="P28" text:outline-level="2">Hammer Husk Move List</text:h>
      <text:list xml:id="list477125330513956700" text:style-name="L9">
        <text:list-item>
          <text:p text:style-name="P19">A = block blockable attacks, will do a high-damage parry attack if correctly timed</text:p>
        </text:list-item>
      </text:list>
      <text:h text:style-name="P28" text:outline-level="2">Possible Player Moves/Abilities</text:h>
      <text:list xml:id="list3946366502859534187" text:style-name="L10">
        <text:list-item>
          <text:p text:style-name="P25"/>
        </text:list-item>
      </text:list>
      <text:h text:style-name="P28" text:outline-level="2">Enemy Ideas</text:h>
      <text:list xml:id="list6227618577505014182" text:style-name="L11">
        <text:list-item>
          <text:p text:style-name="P20">Ranged enemy which shoots goo that temporarily slows player down</text:p>
        </text:list-item>
        <text:list-item>
          <text:p text:style-name="P20">Enemy like Witches in DmC – places shield around itself, will move shield to enemies that player is attacking, makes it a priority target</text:p>
        </text:list-item>
        <text:list-item>
          <text:p text:style-name="P20">Enemy which absorbs blood, preventing the player from doing so themselves</text:p>
        </text:list-item>
      </text:list>
      <text:h text:style-name="P28" text:outline-level="2">Misc</text:h>
      <text:list xml:id="list902943500137661016" text:style-name="L12">
        <text:list-item>
          <text:p text:style-name="P21">The player gets some form of powerups between waves to add a feeling of progression?</text:p>
        </text:list-item>
        <text:list-item>
          <text:p text:style-name="P21">The visuals and the music layering change depending on the current energy meter level of the player – get more 'trippy' and colourful as the player becomes more powerful</text:p>
        </text:list-item>
        <text:list-item>
          <text:p text:style-name="P21">The theme of the game is basically post-apocalyptic cyber-Roman Empire – could use motifs, symbols and names from that time period?</text:p>
        </text:list-item>
        <text:list-item>
          <text:p text:style-name="P21">Use blood-absorption button in combos e.g. tap blood absorb at end of a combo to instakill <text:soft-page-break/>an enemy and take all of their blood straight away.</text:p>
        </text:list-item>
        <text:list-item>
          <text:p text:style-name="P21">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21">When attacked, the Husk splits into pieces but is pulled back together by strings of energy – makes it more monstrous. </text:p>
        </text:list-item>
        <text:list-item>
          <text:p text:style-name="P21">When at max power, player can destroy elements of the enviroment?</text:p>
        </text:list-item>
        <text:list-item>
          <text:p text:style-name="P21">As part of the final boss encounter, the Emporer drains all of the audience seated around the arena</text:p>
        </text:list-item>
        <text:list-item>
          <text:p text:style-name="P21">Player characters are named after famous cannibals/vampires + Husk (like the Proxies in Ergo Proxy):</text:p>
          <text:list>
            <text:list-item>
              <text:p text:style-name="P21">Crow-Killer Husk (after Liver-Eating Johnson – name of the largest player character)</text:p>
            </text:list-item>
            <text:list-item>
              <text:p text:style-name="P21">Soap-Maker Husk (after Leonarda Cianciulli)</text:p>
            </text:list-item>
            <text:list-item>
              <text:p text:style-name="P21">Sawney Husk(after Sawney Bean)</text:p>
            </text:list-item>
            <text:list-item>
              <text:p text:style-name="P21">Saturn Husk (Emporer)</text:p>
            </text:list-item>
            <text:list-item>
              <text:p text:style-name="P21">Wendigo Husk</text:p>
            </text:list-item>
          </text:list>
        </text:list-item>
      </text:list>
      <text:p text:style-name="P6"/>
      <text:h text:style-name="P26" text:outline-level="1">Reference Material</text:h>
      <text:h text:style-name="P28" text:outline-level="2">Gameplay</text:h>
      <text:list xml:id="list1604428293001090242" text:style-name="L13">
        <text:list-item>
          <text:p text:style-name="P22">Dark Souls</text:p>
        </text:list-item>
        <text:list-item>
          <text:p text:style-name="P22">Bloodborne</text:p>
        </text:list-item>
        <text:list-item>
          <text:p text:style-name="P22">Nioh</text:p>
        </text:list-item>
        <text:list-item>
          <text:p text:style-name="P22">DMC series</text:p>
        </text:list-item>
        <text:list-item>
          <text:p text:style-name="P22">MGR: Revengeance</text:p>
        </text:list-item>
        <text:list-item>
          <text:p text:style-name="P22">Bayonetta series</text:p>
        </text:list-item>
        <text:list-item>
          <text:p text:style-name="P22">Transformers: Devastation</text:p>
        </text:list-item>
        <text:list-item>
          <text:p text:style-name="P22">Nier: Automata?</text:p>
        </text:list-item>
        <text:list-item>
          <text:p text:style-name="P22">Smash TV</text:p>
        </text:list-item>
        <text:list-item>
          <text:p text:style-name="P22">DOOM (2016)</text:p>
        </text:list-item>
        <text:list-item>
          <text:p text:style-name="P22">Furi</text:p>
        </text:list-item>
        <text:list-item>
          <text:p text:style-name="P22">Hotline Miami</text:p>
        </text:list-item>
        <text:list-item>
          <text:p text:style-name="P22">Middle-Earth: Shadow of Mordor</text:p>
        </text:list-item>
        <text:list-item>
          <text:p text:style-name="P22">Prototype</text:p>
        </text:list-item>
        <text:list-item>
          <text:p text:style-name="P22">Devil Daggers</text:p>
        </text:list-item>
        <text:list-item>
          <text:p text:style-name="P22">Hyper Light Drifter</text:p>
        </text:list-item>
        <text:list-item>
          <text:p text:style-name="P22"><text:soft-page-break/>Nuclear Throne</text:p>
        </text:list-item>
        <text:list-item>
          <text:p text:style-name="P22">The Darkness 2</text:p>
        </text:list-item>
      </text:list>
      <text:h text:style-name="P28" text:outline-level="2">Aesthetic</text:h>
      <text:list xml:id="list3087730427824054905" text:style-name="L14">
        <text:list-item>
          <text:p text:style-name="P23">Neurovoider</text:p>
        </text:list-item>
        <text:list-item>
          <text:p text:style-name="P23">Butcher</text:p>
        </text:list-item>
        <text:list-item>
          <text:p text:style-name="P23">MGR: Revengeance</text:p>
        </text:list-item>
        <text:list-item>
          <text:p text:style-name="P23">Hotline Miam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33M57S</meta:editing-duration>
    <meta:editing-cycles>155</meta:editing-cycles>
    <meta:generator>OpenOffice/4.1.1$Win32 OpenOffice.org_project/411m6$Build-9775</meta:generator>
    <dc:date>2017-04-18T20:05:17.44</dc:date>
    <meta:document-statistic meta:table-count="0" meta:image-count="0" meta:object-count="0" meta:page-count="10" meta:paragraph-count="134" meta:word-count="1373" meta:character-count="7630"/>
    <meta:user-defined meta:name="Info 1"/>
    <meta:user-defined meta:name="Info 2"/>
    <meta:user-defined meta:name="Info 3"/>
    <meta:user-defined meta:name="Info 4"/>
  </office:meta>
</office:document-meta>
</file>